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onfiguration.isBaske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uration.UserConfiguration( Map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Configuration.isBriefcas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uration.isFolde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uration.get( Map objectModel , Portal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